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List_20_Paragraph">
      <style:text-properties style:font-name="Arial1" style:font-name-complex="Arial2"/>
    </style:style>
    <style:style style:name="P3" style:family="paragraph" style:parent-style-name="List_20_Paragraph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4" style:family="paragraph" style:parent-style-name="List_20_Paragraph">
      <style:text-properties style:font-name="Arial1" style:text-underline-style="none" fo:font-weight="normal" style:font-weight-asian="normal" style:font-name-complex="Arial2" style:font-weight-complex="normal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style:font-name="Arial1" style:font-name-complex="Arial2"/>
    </style:style>
    <style:style style:name="P7" style:family="paragraph" style:parent-style-name="List_20_Paragraph">
      <style:text-properties style:font-name="Arial1" style:text-underline-style="none" fo:font-weight="normal" style:font-weight-asian="normal" style:font-name-complex="Arial2" style:font-weight-complex="normal"/>
    </style:style>
    <style:style style:name="P8" style:family="paragraph" style:parent-style-name="List_20_Paragraph" style:list-style-name="WWNum1">
      <style:text-properties fo:font-weight="bold" style:font-weight-asian="bold" style:font-weight-complex="bold"/>
    </style:style>
    <style:style style:name="P9" style:family="paragraph" style:parent-style-name="List_20_Paragraph" style:list-style-name="WWNum1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List_20_Paragraph" style:list-style-name="WWNum1">
      <style:paragraph-properties fo:text-align="start" style:justify-single-word="false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Arial1" style:text-underline-style="none" fo:font-weight="normal" style:font-weight-asian="normal" style:font-name-complex="Arial2" style:font-weight-complex="normal"/>
    </style:style>
    <style:style style:name="P12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2"/>
    </style:style>
    <style:style style:name="P13" style:family="paragraph" style:parent-style-name="Standard">
      <style:text-properties style:font-name="Arial1" fo:font-weight="bold" style:font-weight-asian="bold" style:font-name-complex="Arial2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weight="bold" style:font-weight-asian="bold" style:font-name-complex="Arial2"/>
    </style:style>
    <style:style style:name="T3" style:family="text">
      <style:text-properties style:font-name="Arial1" fo:font-weight="bold" style:font-weight-asian="bold" style:font-name-complex="Arial2" style:font-weight-complex="bold"/>
    </style:style>
    <style:style style:name="T4" style:family="text">
      <style:text-properties style:font-name="Arial1" fo:font-weight="bold" style:font-weight-asian="bold" style:font-name-complex="Arial2" style:font-weight-complex="normal"/>
    </style:style>
    <style:style style:name="T5" style:family="text">
      <style:text-properties style:font-name="Arial1" fo:font-weight="normal" style:font-weight-asian="normal" style:font-name-complex="Arial2" style:font-weight-complex="normal"/>
    </style:style>
    <style:style style:name="T6" style:family="text">
      <style:text-properties style:font-name="Arial1" fo:font-style="italic" fo:font-weight="bold" style:font-style-asian="italic" style:font-weight-asian="bold" style:font-name-complex="Arial2" style:font-style-complex="italic" style:font-weight-complex="bold"/>
    </style:style>
    <style:style style:name="T7" style:family="text">
      <style:text-properties style:font-name="Arial1" fo:font-style="normal" fo:font-weight="normal" style:font-style-asian="normal" style:font-weight-asian="normal" style:font-name-complex="Arial2" style:font-style-complex="normal" style:font-weight-complex="normal"/>
    </style:style>
    <style:style style:name="T8" style:family="text">
      <style:text-properties style:font-name="Arial1" fo:font-style="normal" fo:font-weight="bold" style:font-style-asian="normal" style:font-weight-asian="bold" style:font-name-complex="Arial2" style:font-style-complex="normal" style:font-weight-complex="normal"/>
    </style:style>
    <style:style style:name="T9" style:family="text">
      <style:text-properties style:font-name="Arial1" fo:font-style="normal" style:font-style-asian="normal" style:font-name-complex="Arial2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 = Holz<text:tab/>N = Nahrung<text:tab/><text:tab/>RG = Rundengold<text:tab/><text:tab/><text:tab/></text:p>
      <text:p text:style-name="P13">S = Stein <text:tab/>E = Eisen<text:tab/><text:tab/>AP = Aktionspunkte</text:p>
      <text:p text:style-name="P13">[(Kartentyp)(Kaufkosten)(Spielkosten)]</text:p>
      <text:p text:style-name="P13">A = Angriffskarten<text:tab/><text:tab/><text:tab/>B = Befehlskarten</text:p>
      <text:p text:style-name="P13">W = Wirtschaftskarten<text:tab/><text:tab/>G = Goldkarten</text:p>
      <text:p text:style-name="P13"/>
      <text:list xml:id="list6734613761996227378" text:style-name="WWNum1">
        <text:list-item>
          <text:p text:style-name="P5"><text:span text:style-name="T2">Kupfer: </text:span><text:span text:style-name="T5">[(G)(0RG)(0AP)] + 1 RG</text:span></text:p>
        </text:list-item>
        <text:list-item>
          <text:p text:style-name="P10"><text:span text:style-name="T3">Silber:</text:span><text:span text:style-name="T6"> </text:span><text:span text:style-name="T7">[(G)(3RG)(0AP)]</text:span><text:span text:style-name="T8"> </text:span><text:span text:style-name="T7">+ 2 RG</text:span></text:p>
        </text:list-item>
        <text:list-item>
          <text:p text:style-name="P9"><text:span text:style-name="T9">Gold: </text:span><text:span text:style-name="T7">[(G)(5RG)(0AP)] + 3 RG</text:span></text:p>
        </text:list-item>
        <text:list-item>
          <text:p text:style-name="P9"><text:span text:style-name="T9">Platin:</text:span><text:span text:style-name="T7"> [(G)(8RG)(0AP)] + 5 RG</text:span></text:p>
        </text:list-item>
        <text:list-item>
          <text:p text:style-name="P9"><text:span text:style-name="T9">Falschgeld:</text:span><text:span text:style-name="T7"> [(G)(-)(1AP)] sie sieht aus wie eine Kupfer-Karte hat aber keinen Effekt</text:span></text:p>
        </text:list-item>
        <text:list-item>
          <text:p text:style-name="P5"><text:span text:style-name="T2">Dorf: </text:span><text:span text:style-name="T1">[(W)(4RG)(1AP)] Baue ein Dorf auf dem ausgewählten Feld + mische eine Kupfer-Karte in dein Deck</text:span></text:p>
        </text:list-item>
        <text:list-item>
          <text:p text:style-name="P5"><text:span text:style-name="T2">Stadt:</text:span><text:span text:style-name="T1"> [(W)(5RG)(1AP)] Verbessere ein beliebiges Dorf zu einer Stadt + mische eine Kupfer-Karte in dein Deck</text:span></text:p>
        </text:list-item>
        <text:list-item>
          <text:p text:style-name="P5"><text:span text:style-name="T2">Burg:</text:span><text:span text:style-name="T1"> [(W)(5RG)(2AP)] Baue eine Burg auf dem ausgewählten Feld</text:span></text:p>
        </text:list-item>
        <text:list-item>
          <text:p text:style-name="P5"><text:span text:style-name="T2">Steuereintreiber:</text:span><text:span text:style-name="T1"> [(W)(4RG)(1AP)] <text:s/>Ziehe die nächsten zwei G-Karten aus deinem Nachziehstapel</text:span></text:p>
        </text:list-item>
        <text:list-item>
          <text:p text:style-name="P8"><text:span text:style-name="T1">Münzpräger: </text:span><text:span text:style-name="T5">[(W)(4RG)(1AP)] Entfernt eine G-Karte aus deinem Deck und legt eine nächst bessere Version auf deinen Ablagestapel</text:span></text:p>
        </text:list-item>
        <text:list-item>
          <text:p text:style-name="P8"><text:span text:style-name="T1">Markt:</text:span><text:span text:style-name="T5"> [(W)(4RG)(1AP)] +2 RG, +1 Kauf</text:span></text:p>
        </text:list-item>
        <text:list-item>
          <text:p text:style-name="P8"><text:span text:style-name="T1">Karawane: </text:span><text:span text:style-name="T5">[(W)(3RG)(1AP)] +1 RG, ziehe 2 Karten</text:span></text:p>
        </text:list-item>
        <text:list-item>
          <text:p text:style-name="P8"><text:span text:style-name="T1">Lagerhäuser:</text:span><text:span text:style-name="T5"> [(W)(6RG)(2AP)] erhalte nächste Runde AP = nicht verwendete Ressourcen diese Runde, + 2 Karten nächste Runde</text:span></text:p>
        </text:list-item>
        <text:list-item>
          <text:p text:style-name="P8"><text:span text:style-name="T1">Königliches Edikt: </text:span><text:span text:style-name="T5">[(W)(4RG)(0AP)] + 2AP</text:span></text:p>
        </text:list-item>
        <text:list-item>
          <text:p text:style-name="P8"><text:span text:style-name="T5"/></text:p>
        </text:list-item>
        <text:list-item>
          <text:p text:style-name="P5"><text:span text:style-name="T2">Münzfälscher: </text:span><text:span text:style-name="T5">[(A)(6RG)(2AP)] mische eine Falschgeld-Karte ins gegnerische Deck</text:span></text:p>
        </text:list-item>
        <text:list-item>
          <text:p text:style-name="P5"><text:span text:style-name="T4">Hexe:</text:span><text:span text:style-name="T5"> [(A)(6RG)(2AP)] mischt einen Fluch ins gegnerische Deck</text:span></text:p>
        </text:list-item>
        <text:list-item>
          <text:p text:style-name="P8"><text:span text:style-name="T1">Saboteur: </text:span><text:span text:style-name="T5">[(A)(6RG)(2AP)] deckt die oberste Karte des gegnerischen Nachziehstapel auf, wenn es eine W-Karte ist kann diese nicht vom Gegner nicht gespielt werden</text:span></text:p>
        </text:list-item>
        <text:list-item>
          <text:p text:style-name="P8"><text:span text:style-name="T1">Dieb: </text:span><text:span text:style-name="T5">[(A)(7RG)(2AP)] deckt die ersten 3 Karten des Gegners auf. Wenn sich G-Karten darunter befinden (auch Falschgeld), kann man sich 1 davon aussuchen und sie auf seinen Ablagestapel legen</text:span></text:p>
        </text:list-item>
        <text:list-item>
          <text:p text:style-name="P8"><text:span text:style-name="T1">Spion: </text:span><text:span text:style-name="T5">[(A)(4RG)(1AP)] die Käufe des Gegners werden diese Runde sichtbar</text:span></text:p>
        </text:list-item>
        <text:list-item>
          <text:p text:style-name="P8"><text:span text:style-name="T1">Patrouille: </text:span><text:span text:style-name="T5">[(A)(3RG)(1AP)] die erste gegnerische A-Karte wird abgewehrt</text:span><text:span text:style-name="T1"> </text:span></text:p>
        </text:list-item>
        <text:list-item>
          <text:p text:style-name="P5"><text:soft-page-break/><text:span text:style-name="T4">Rekruten: </text:span><text:span text:style-name="T5">[1 AP (kosten variable welche Einheit man baut)] diese Karte lässt dich 1 gewünschte Einheit bauen (abhängig von Dorf, Stadt,Burg) (Siehe Einheitenliste)</text:span></text:p>
        </text:list-item>
        <text:list-item>
          <text:p text:style-name="P5"><text:span text:style-name="T2">Arzt:</text:span><text:span text:style-name="T1"> [2N; 1AP] <text:s/>eine ausgewählte Einheit wird geheilt um +2HP (geht nicht über maximales Leben hinaus)</text:span></text:p>
          <text:p text:style-name="P6">Kaufkosten: 4G</text:p>
        </text:list-item>
        <text:list-item>
          <text:p text:style-name="P5"><text:span text:style-name="T2">Kräuterfrau: </text:span><text:span text:style-name="T1">[1N; 1AP] <text:s/>eine ausgewählte Einheit wird von der Seuche geheilt zudem gibt sie <text:s/>+1HP zurück <text:s/>(geht nicht über maximales Leben hinaus)</text:span></text:p>
          <text:p text:style-name="P6">Kaufkosten: 4G</text:p>
        </text:list-item>
        <text:list-item>
          <text:p text:style-name="P5"><text:span text:style-name="T2">Seuche:</text:span><text:span text:style-name="T1"> [1 AP] eine ausgewählte feindliche Einheit wird mit einer Seuche angesteckt welche der Einheit (bis zu ihrer Heilung durch die Kräuterfrau) dauerhaft -1 leben kostet</text:span></text:p>
          <text:p text:style-name="P6">Kaufkosten: 4G</text:p>
        </text:list-item>
        <text:list-item>
          <text:p text:style-name="P5"><text:span text:style-name="T2">Harter Marsch:</text:span><text:span text:style-name="T1"> [2N; 1AP] <text:s/>eine ausgewählte Einheit kann sich diese runde bis zu +2 Felder bewegen</text:span></text:p>
        </text:list-item>
        <text:list-item>
          <text:p text:style-name="P5"><text:span text:style-name="T2">Ritterschlag:</text:span><text:span text:style-name="T1"> [2E; 4G; 3AP] eine verletzte Einheit wird zum Ritter</text:span></text:p>
          <text:p text:style-name="P6">Kaufkosten: 6G</text:p>
        </text:list-item>
        <text:list-item>
          <text:p text:style-name="P5"><text:span text:style-name="T2">Belagerung:</text:span><text:span text:style-name="T1"> [2H; 2S; 2E; 2N; 1AP] füge einem gewünschten Gebäude 5 schaden zu <text:s/></text:span></text:p>
        </text:list-item>
      </text:list>
      <text:p text:style-name="P2">Kaufkosten: 5G</text:p>
      <text:list xml:id="list37650313" text:continue-numbering="true" text:style-name="WWNum1">
        <text:list-item>
          <text:p text:style-name="P5"><text:span text:style-name="T2">Reparatur: </text:span><text:span text:style-name="T1">[1H; 1S; 1E; 1N; 1AP] heile ein gewünschtes Gebäude um 3 </text:span></text:p>
        </text:list-item>
      </text:list>
      <text:p text:style-name="P2">Kaufkosten: 5G</text:p>
      <text:list xml:id="list37657440" text:continue-numbering="true" text:style-name="WWNum1">
        <text:list-item>
          <text:p text:style-name="P5"><text:span text:style-name="T2">Sabotage:</text:span><text:span text:style-name="T1"> [2 AP] das/die ausgewählte feindliche Dorf oder Stadt produziert in der nächsten runde keine Ressourcen </text:span></text:p>
        </text:list-item>
      </text:list>
      <text:p text:style-name="P2">Kaufkosten: 5G</text:p>
      <text:list xml:id="list37673444" text:continue-numbering="true" text:style-name="WWNum1">
        <text:list-item>
          <text:p text:style-name="P5"><text:span text:style-name="T2">Überläufer:</text:span><text:span text:style-name="T1"> [4G; 1N; <text:s/>2AP] <text:s/>ziehe einer gegnerischen Einheit 2 leben <text:s/>ab und sie wechselt auf deine Seite </text:span></text:p>
        </text:list-item>
      </text:list>
      <text:p text:style-name="P2">Kaufkosten: 7G</text:p>
      <text:list xml:id="list37643189" text:continue-numbering="true" text:style-name="WWNum1">
        <text:list-item>
          <text:p text:style-name="P5"><text:span text:style-name="T2">Manöver:</text:span><text:span text:style-name="T1"> [1N; 2AP] <text:s/>gibt einer für diese runde +3 schaden</text:span></text:p>
        </text:list-item>
      </text:list>
      <text:p text:style-name="P2">Kaufkosten: 5G</text:p>
      <text:list xml:id="list37667819" text:continue-numbering="true" text:style-name="WWNum1">
        <text:list-item>
          <text:p text:style-name="P5"><text:span text:style-name="T2">königliches Edikt: </text:span><text:span text:style-name="T1">[1N; 1S; 1H; 1E] alle Aktionen kosten nächste runde -1 AP</text:span></text:p>
          <text:p text:style-name="P6">Kaufkosten: 5G</text:p>
        </text:list-item>
        <text:list-item>
          <text:p text:style-name="P5"><text:span text:style-name="T2">Marschall: </text:span><text:span text:style-name="T1">[1N; 1H] <text:s/>+2 AP für diese Runde</text:span></text:p>
          <text:p text:style-name="P6">Kaufkosten: 4G</text:p>
        </text:list-item>
        <text:list-item>
          <text:p text:style-name="P5"><text:span text:style-name="T2">altes Relikt:</text:span><text:span text:style-name="T1"> [1H; 1S; 1AP] <text:s/>ziehe eine ausgewählte Karte aus dem Ablagestapel</text:span></text:p>
          <text:p text:style-name="P6">Kaufkosten: 4G</text:p>
        </text:list-item>
        <text:list-item>
          <text:p text:style-name="P5"><text:span text:style-name="T2">Erfinder:</text:span><text:span text:style-name="T1"> [1H; 1 E; 1AP] </text:span><text:span text:style-name="T2"><text:s/></text:span><text:span text:style-name="T1">ziehe zwei weitere Karten</text:span></text:p>
          <text:p text:style-name="P6">Kaufkosten: 4G</text:p>
        </text:list-item>
        <text:list-item>
          <text:p text:style-name="P5"><text:soft-page-break/><text:span text:style-name="T2">Verbannung: </text:span><text:span text:style-name="T1">[1 AP] <text:s/>entferne eine Karte aus deinem deck</text:span></text:p>
          <text:p text:style-name="P6">Kaufkosten: 5G</text:p>
        </text:list-item>
        <text:list-item>
          <text:p text:style-name="P5"><text:span text:style-name="T2">Hinterhalt: </text:span><text:span text:style-name="T1">[1H; 1E; 1AP] <text:s/>füge einer feindlichen Einheit 3 schaden zu </text:span></text:p>
          <text:p text:style-name="P5"><text:span text:style-name="T1">Kaufkosten: 6G</text:span></text:p>
        </text:list-item>
        <text:list-item>
          <text:p text:style-name="P5"><text:span text:style-name="T2">Harten Training: </text:span><text:span text:style-name="T1">[ Abhängig von den Einheiten </text:span><text:bookmark text:name="_GoBack"/><text:span text:style-name="T1">] <text:s/>kann eine ausgewählte Einheit Upgrade Z.B. Schwertkämpfer =&gt; Langschwertkämpfer (siehe Einheitenliste)</text:span></text:p>
          <text:p text:style-name="P6">Kaufkosten: 5G</text:p>
        </text:list-item>
        <text:list-item>
          <text:p text:style-name="P5"><text:span text:style-name="T2">Händler: </text:span><text:span text:style-name="T1">[1N; 1S; 1E; 1H] </text:span><text:span text:style-name="T2"><text:s/></text:span><text:span text:style-name="T1">lege bis zu 3 Handkarten ab ziehe gleiche Anzahl nach </text:span></text:p>
          <text:p text:style-name="P6">Kaufkosten: 4G</text:p>
        </text:list-item>
        <text:list-item>
          <text:p text:style-name="P5"><text:span text:style-name="T3">Fluch</text:span><text:span text:style-name="T1">: [(A)(-)(-)] kann nicht gespielt werden</text:span></text:p>
        </text:list-item>
      </text:list>
      <text:p text:style-name="P2">Kaufkosten: nicht im Shop verfügbar</text:p>
      <text:p text:style-name="P2"/>
      <text:p text:style-name="P2"/>
      <text:p text:style-name="P3">START DECK</text:p>
      <text:p text:style-name="P4">Dorf<text:tab/><text:tab/>2x<text:tab/><text:tab/><text:tab/><text:tab/>Man beginnt mit 5 Handkarten</text:p>
      <text:p text:style-name="P4">Rekrut<text:tab/><text:tab/>1x<text:tab/><text:tab/><text:tab/></text:p>
      <text:p text:style-name="P4">Kupfer<text:tab/><text:tab/>5x</text:p>
      <text:p text:style-name="P11"/>
      <text:p text:style-name="P4"/>
      <text:p text:style-name="P2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xx</meta:initial-creator>
    <dc:creator>Cornelius Nitschkoff</dc:creator>
    <meta:editing-cycles>50</meta:editing-cycles>
    <meta:creation-date>2018-02-08T15:03:00</meta:creation-date>
    <dc:date>2018-04-19T17:46:15.44</dc:date>
    <meta:editing-duration>PT3H59M58S</meta:editing-duration>
    <meta:generator>OpenOffice/4.1.5$Win32 OpenOffice.org_project/415m1$Build-9789</meta:generator>
    <meta:document-statistic meta:table-count="0" meta:image-count="0" meta:object-count="0" meta:page-count="3" meta:paragraph-count="67" meta:word-count="627" meta:character-count="40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